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SAS CS0 Solar Array</text:p>
          </table:table-cell>
          <table:table-cell office:value-type="string" calcext:value-type="string">
            <text:p>REV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16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dk-corporation/C1608X5R1A226M080AC/445-9077-1-ND/36616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7056&amp;uq=635955477229927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16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dk-corporation/C1608X5R1A226M080AC/445-9077-1-ND/3661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6951&amp;uq=635955477029420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aiyo-yuden/LMK107B7105KA-T/587-1242-1-ND/931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6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dk-corporation/C1608X5R1A226M080AC/445-9077-1-ND/36616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taiyo-yuden/LMK107B7105KA-T/587-1242-1-ND/931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hotkey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http://www.digikey.com/scripts/DkSearch/dksus.dll?Detail&amp;itemSeq=193918168&amp;uq=635955483032724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<text:a xlink:href="http://www.digikey.com/product-detail/en/nxp-semiconductors/PDZ5.6B,115/568-3848-1-ND/1163129" xlink:type="simple">http://www.digikey.com/product-detail/en/nxp-semiconductors/PDZ5.6B,115/568-3848-1-ND/1163129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Booster</text:p>
          </table:table-cell>
          <table:table-cell office:value-type="string" calcext:value-type="string">
            <text:p>TSSOP-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_1212</text:p>
          </table:table-cell>
          <table:table-cell/>
          <table:table-cell office:value-type="string" calcext:value-type="string">
            <text:p>http://www.digikey.com/product-detail/en/murata-electronics-north-america/LQH3NPN100NG0L/490-5123-1-ND/1893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V_In</text:p>
          </table:table-cell>
          <table:table-cell office:value-type="string" calcext:value-type="string">
            <text:p>1x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 x7</text:p>
          </table:table-cell>
          <table:table-cell office:value-type="string" calcext:value-type="string">
            <text:p>1x0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http://www.digikey.com/product-detail/en/on-semiconductor/MMBT2222ALT1G/MMBT2222ALT1GOSCT-ND/11398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L0603FR-070R27L/311-.27QTR-ND/1037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240RL/311-240GRTR-ND/7267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910&amp;uq=6359549125057607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185&amp;uq=6359549031267990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yageo/RC0603JR-0710KL/311-10KGRTR-ND/7267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MSSOP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-Mos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http://www.digikey.com/scripts/DkSearch/dksus.dll?Detail&amp;itemSeq=194340826&amp;uq=6359600382556650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Mos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http://www.digikey.com/product-detail/en/stmicroelectronics/STN1NK60Z/497-3523-1-ND/669373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9:49:29.064521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9:35:35.512902046</meta:creation-date>
    <dc:date>2016-04-12T09:57:56.127599346</dc:date>
    <meta:editing-duration>PT29M26S</meta:editing-duration>
    <meta:editing-cycles>6</meta:editing-cycles>
    <meta:generator>LibreOffice/5.1.2.1.0$Linux_X86_64 LibreOffice_project/10m0$Build-1</meta:generator>
    <meta:document-statistic meta:table-count="1" meta:cell-count="134" meta:object-count="0"/>
  </office:meta>
</office:document-meta>
</file>